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Arrow_20_concave" draw:marker-end-width="0.1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text-properties fo:color="#ed0e15" style:font-name="Verdana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text-properties fo:color="#ed0e15"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ed0e15" style:font-name="Verdana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ed0e15" style:font-name="Verdana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951cm" svg:y1="15.387cm" svg:x2="10.298cm" svg:y2="15.539cm">
              <text:p/>
            </draw:line>
            <draw:ellipse draw:style-name="gr2" draw:text-style-name="P2" draw:layer="layout" svg:width="1.17cm" svg:height="0.623cm" draw:transform="rotate (-3.14159265358979) translate (11.518cm 15.386cm)">
              <text:p/>
            </draw:ellipse>
            <draw:line draw:style-name="gr3" draw:text-style-name="P1" draw:layer="layout" svg:x1="10.963cm" svg:y1="14.765cm" svg:x2="10.264cm" svg:y2="14.643cm">
              <text:p/>
            </draw:line>
          </draw:g>
          <draw:frame draw:style-name="gr4" draw:text-style-name="P4" draw:layer="layout" svg:width="1.234cm" svg:height="0.594cm" svg:x="10.254cm" svg:y="14.757cm">
            <draw:text-box>
              <text:p text:style-name="P3"><text:span text:style-name="T1">:</text:span><text:span text:style-name="T2"> 0,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09:06:47.294705493</meta:creation-date>
    <dc:date>2018-05-14T09:08:32.805848858</dc:date>
    <meta:editing-duration>PT1M45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